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fo:color="#cc0066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text-properties fo:color="#009933" fo:font-size="60pt" fo:font-style="italic" style:text-underline-style="solid" style:text-underline-width="auto" style:text-underline-color="font-color" fo:font-weight="bold" fo:background-color="#ffff00" style:font-size-asian="60pt" style:font-style-asian="italic" style:font-weight-asian="bold" style:font-size-complex="60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ff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66666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  <style:text-properties fo:color="#0000ff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ing</text:p>
      <text:p text:style-name="P1">Testing 123</text:p>
      <text:p text:style-name="P4">Testing123456</text:p>
      <text:p text:style-name="P5">Testing12345679</text:p>
      <text:p text:style-name="P2"><text:span text:style-name="T2"/></text:p>
      <text:p text:style-name="P2"><text:span text:style-name="T2"/></text:p>
      <text:p text:style-name="P6"><text:span text:style-name="T2">The rain in Spain...dskfl 'lsjfowu<text:tab/>houfhwouhf;wouhg;uqhg;qeirhg;ouhq 'ug<text:tab/>o'gh'<text:tab/>ouwhg'<text:tab/>owuhg'<text:tab/>owuhgou'hg'ouqhgouh ;skdjbvkjasdbv;kjdbv'<text:tab/>ubw'ouefb<text:tab/>oubf /jafb<text:tab/>fJwb<text:tab/>wef</text:span></text:p>
      <text:p text:style-name="P6"><text:span text:style-name="T2">w;k fj<text:tab/>'whf</text:span></text:p>
      <text:p text:style-name="P8"><text:span text:style-name="T2"/></text:p>
      <text:p text:style-name="P6"><text:span text:style-name="T2"/></text:p>
      <text:p text:style-name="P6"><text:span text:style-name="T2"/></text:p>
      <text:p text:style-name="P7"><text:span text:style-name="T1">I<text:tab/>whfuow<text:tab/>'fwo'gueo ghqquoehg' <text:tab/>hugHghSDG 'WOIG H'R<text:tab/>WIGH'WOU<text:tab/>HG'<text:tab/>WUHG'WHG'U<text:tab/>WHEOGFUH<text:tab/>W'OUH'OUWEHR<text:tab/>'OURH<text:tab/>OUHR'UHR' <text:tab/>OUHR.</text:span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_ _</meta:initial-creator>
    <meta:creation-date>2015-12-19T02:59:16.02</meta:creation-date>
    <meta:document-statistic meta:table-count="0" meta:image-count="0" meta:object-count="0" meta:page-count="1" meta:paragraph-count="7" meta:word-count="40" meta:character-count="340"/>
    <dc:date>2015-12-19T03:02:31.68</dc:date>
    <dc:creator>_ _</dc:creator>
    <meta:editing-duration>PT3M17S</meta:editing-duration>
    <meta:editing-cycles>1</meta:editing-cycles>
    <meta:generator>OpenOffice/4.1.1$Win32 OpenOffice.org_project/411m6$Build-9775</meta:generator>
  </office:meta>
</office:document-meta>
</file>